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02130" officeooo:paragraph-rsid="00102130"/>
    </style:style>
    <style:style style:name="P2" style:family="paragraph" style:parent-style-name="Standard">
      <style:paragraph-properties fo:text-align="center" style:justify-single-word="false"/>
      <style:text-properties fo:font-size="16pt" officeooo:rsid="00101ecc" officeooo:paragraph-rsid="00101ecc"/>
    </style:style>
    <style:style style:name="P3" style:family="paragraph" style:parent-style-name="Standard">
      <style:paragraph-properties fo:text-align="start" style:justify-single-word="false"/>
      <style:text-properties fo:font-size="16pt" officeooo:rsid="00101ecc" officeooo:paragraph-rsid="00101ecc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21947" officeooo:paragraph-rsid="00121947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13ad5f" officeooo:paragraph-rsid="0013ad5f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140758" officeooo:paragraph-rsid="00140758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officeooo:rsid="0014f330" officeooo:paragraph-rsid="0014f330"/>
    </style:style>
    <style:style style:name="P8" style:family="paragraph" style:parent-style-name="Standard">
      <style:paragraph-properties fo:text-align="start" style:justify-single-word="false"/>
      <style:text-properties fo:font-size="12pt" officeooo:rsid="0014f330" officeooo:paragraph-rsid="0014f3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Types</text:p>
      <text:p text:style-name="P3"/>
      <text:p text:style-name="P1">Unit Tests</text:p>
      <text:list xml:id="list164982426" text:style-name="L1">
        <text:list-item>
          <text:p text:style-name="P4">Unit tests tests small individual components in isolation. These tests prove that the independent parts implemented behave as expected independent of the surrounding system.</text:p>
          <text:list>
            <text:list-item>
              <text:p text:style-name="P4">These tests are usually small and fast.</text:p>
            </text:list-item>
            <text:list-item>
              <text:p text:style-name="P4">Examples of unit tests are model and view specs.</text:p>
              <text:p text:style-name="P4"/>
            </text:list-item>
          </text:list>
        </text:list-item>
      </text:list>
      <text:p text:style-name="P1">Integration Tests</text:p>
      <text:list xml:id="list4038464560" text:style-name="L2">
        <text:list-item>
          <text:p text:style-name="P5">Integration tests exercise the system as a whole rather than its individual components. This is typically done by simulating a user trying to accomplish a task in the program.</text:p>
        </text:list-item>
        <text:list-item>
          <text:p text:style-name="P5">Integration tests typically are slower and more brittle than their unit counterpart as they are inherently reliant on many parts.</text:p>
        </text:list-item>
        <text:list-item>
          <text:p text:style-name="P6">Examples of integration tests are feature and request specs.</text:p>
          <text:p text:style-name="P5"/>
        </text:list-item>
      </text:list>
      <text:p text:style-name="P1">Hybrid</text:p>
      <text:list xml:id="list2711747732" text:style-name="L3">
        <text:list-item>
          <text:p text:style-name="P7">Many test types are hybrids, where they test several components together but not the full system. </text:p>
        </text:list-item>
        <text:list-item>
          <text:p text:style-name="P7">A <text:span text:style-name="T1">testing pyramid</text:span><text:span text:style-name="T2"> is a suite of tests that contains a variety of tests that encompasses all parts of the system.</text:span></text:p>
          <text:list>
            <text:list-item>
              <text:p text:style-name="P7"><text:span text:style-name="T2">The suite will have some high-level integration tests, several intermediate-level tests, and many unit tests for individual components.</text:span></text:p>
            </text:list-item>
            <text:list-item>
              <text:p text:style-name="P7"><text:span text:style-name="T2">This organization of tests provides benefits of each type of test while limiting the downsides of the more complex tests (slower run times).</text:span></text:p>
            </text:list-item>
          </text:list>
        </text:list-item>
      </text:list>
      <text:p text:style-name="P8"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6" meta:word-count="195" meta:character-count="1164" meta:non-whitespace-character-count="994"/>
  </office:meta>
</office:document-meta>
</file>